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🗓️ Plan de práctica en JavaScript (6 semanas)<text:line-break/>📌 Semana 1 – Refuerzo de fundamentos ES6+<text:line-break/><text:line-break/>Objetivo: consolidar lo moderno de JS.<text:line-break/><text:line-break/>Repasar: let/const, map, filter, reduce, destructuring, spread/rest, clases.<text:line-break/><text:line-break/>Ejercicio 1: Crear una función que reciba un array de objetos usuarios y:<text:line-break/><text:line-break/>Filtre solo mayores de 18,<text:line-break/><text:line-break/>Ordene por nombre,<text:line-break/><text:line-break/>Devuelva un array nuevo con {id, nombreCompleto}.<text:line-break/><text:line-break/>Ejercicio 2: Implementar una clase CuentaBancaria con métodos depositar, retirar y saldoActual.<text:line-break/><text:line-break/>📌 Semana 2 – DOM + Eventos + Accesibilidad<text:line-break/><text:line-break/>Objetivo: manipular la UI con buenas prácticas.<text:line-break/><text:line-break/>Repasar: querySelector, addEventListener, delegación de eventos.<text:line-break/><text:line-break/>Atributos ARIA, accesibilidad básica.<text:line-break/><text:line-break/>Ejercicio 1: Hacer un To-Do List accesible con ul y botones (añadir, marcar completado, eliminar).<text:line-break/><text:line-break/>Ejercicio 2: Implementar un buscador que filtre la lista en tiempo real (con debounce).<text:line-break/><text:line-break/>📌 Semana 3 – Asincronía avanzada<text:line-break/><text:line-break/>Objetivo: dominar Promises y async/await.<text:line-break/><text:line-break/>Repasar: Promesas, async/await, Promise.all, Promise.race, manejo de errores.<text:line-break/><text:line-break/>Ejercicio 1: Llamar a JSONPlaceholder<text:line-break/>, filtrar los que tengan email con .org, mostrar en consola.<text:line-break/><text:line-break/>Ejercicio 2: Implementar un timeout con AbortController para cancelar si tarda &gt;3s.<text:line-break/><text:line-break/>📌 Semana 4 – Patrones y modularización<text:line-break/><text:line-break/>Objetivo: pensar en escalabilidad (clave en Angular y microfrontends).<text:line-break/><text:line-break/>Repasar: módulos (import/export), separación en servicios y utilidades.<text:line-break/><text:line-break/>Ejercicio 1: Crear un ProductService que simule obtener productos y permita suscribirse a cambios (Observer Pattern).<text:line-break/><text:line-break/>Ejercicio 2: Implementar un carrito de compras modular con funciones separadas (addItem, removeItem, getTotal).<text:line-break/><text:line-break/><text:soft-page-break/>📌 Semana 5 – Testing + Buenas prácticas<text:line-break/><text:line-break/>Objetivo: empezar con mentalidad profesional.<text:line-break/><text:line-break/>Aprender Jest (unit tests).<text:line-break/><text:line-break/>Instalar ESLint y Prettier.<text:line-break/><text:line-break/>Ejercicio 1: Testear la clase CuentaBancaria (depósitos, retiros, errores si saldo insuficiente).<text:line-break/><text:line-break/>Ejercicio 2: Crear un script con errores de estilo y corregirlos con ESLint/Prettier.<text:line-break/><text:line-break/>📌 Semana 6 – Proyecto integrador (Mini-Dashboard)<text:line-break/><text:line-break/>Objetivo: unir todo lo anterior.<text:line-break/><text:line-break/>Crea un dashboard financiero con:<text:line-break/><text:line-break/>Tabla de cuentas que se actualiza cada 5s con saldos aleatorios (setInterval).<text:line-break/><text:line-break/>Filtro por saldo mínimo.<text:line-break/><text:line-break/>Botones de “pausar” y “reanudar” actualizaciones.<text:line-break/><text:line-break/>Código modular (servicio de datos + UI).<text:line-break/><text:line-break/>Tests unitarios para el servicio.<text:line-break/><text:line-break/>🚀 Resultado esperado<text:line-break/><text:line-break/>Al terminar este plan:<text:line-break/><text:line-break/>Tendrás soltura con ES6+ y asincronía.<text:line-break/><text:line-break/>Sabrás organizar tu código en módulos, como en Angular.<text:line-break/><text:line-break/>Habrás practicado accesibilidad, testing y buenas prácticas.<text:line-break/><text:line-break/>Estarás listo para pasar a Angular y luego a Node.j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1T20:46:38.626000000</meta:creation-date>
    <dc:date>2025-10-01T21:03:24.084000000</dc:date>
    <meta:editing-duration>PT6M35S</meta:editing-duration>
    <meta:editing-cycles>1</meta:editing-cycles>
    <meta:document-statistic meta:table-count="0" meta:image-count="0" meta:object-count="0" meta:page-count="2" meta:paragraph-count="1" meta:word-count="356" meta:character-count="2566" meta:non-whitespace-character-count="2162"/>
    <meta:generator>LibreOffice/7.0.2.2$Windows_X86_64 LibreOffice_project/8349ace3c3162073abd90d81fd06dcfb6b36b994</meta:generator>
  </office:meta>
</office:document-meta>
</file>